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7.05mm" svg:height="131.44mm" svg:x="68.83mm" svg:y="0.8mm">
            <draw:object draw:notify-on-update-of-ranges="Tabelle1.A3:Tabelle1.A3 Tabelle1.A4:Tabelle1.A26 Tabelle1.B4:Tabelle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16:26.614000000</meta:creation-date>
    <dc:date>2018-03-22T01:14:29.561000000</dc:date>
    <meta:editing-duration>PT3H15M31S</meta:editing-duration>
    <meta:editing-cycles>1</meta:editing-cycles>
    <meta:document-statistic meta:table-count="1" meta:cell-count="50" meta:object-count="1"/>
    <meta:generator>LibreOffice/6.0.0.3$Windows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06cm" svg:height="13.145cm" xlink:href=".." xlink:type="simple" chart:class="chart:line" chart:style-name="ch1">
        <chart:legend chart:legend-position="end" svg:x="18.251cm" svg:y="6.024cm" style:legend-expansion="high" chart:style-name="ch2"/>
        <chart:plot-area chart:style-name="ch3" table:cell-range-address="Tabelle1.A3:Tabelle1.A26 Tabelle1.B4:Tabelle1.B26" chart:data-source-has-labels="both" svg:x="0.414cm" svg:y="0.262cm" svg:width="17.423cm" svg:height="12.621cm">
          <chartooo:coordinate-region svg:x="1.221cm" svg:y="0.461cm" svg:width="16.336cm" svg:height="11.775cm"/>
          <chart:axis chart:dimension="x" chart:name="primary-x" chart:style-name="ch4" chartooo:axis-type="auto">
            <chartooo:date-scale/>
            <chart:categories table:cell-range-address="Tabelle1.A4:Tabelle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4:Tabelle1.B26" loext:label-string="tmp" chart:class="chart:line">
            <chart:data-point chart:repeated="2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4:Tabelle1.A26</svg:desc>
                </draw:g>
              </table:table-cell>
              <table:table-cell office:value-type="float" office:value="26">
                <text:p>26</text:p>
                <draw:g>
                  <svg:desc>Tabelle1.B4:Tabelle1.B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